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102ea71" officeooo:paragraph-rsid="0109ac16"/>
    </style:style>
    <style:style style:name="P2" style:family="paragraph" style:parent-style-name="Text_20_body">
      <style:text-properties officeooo:rsid="0109ac16" officeooo:paragraph-rsid="010a6879"/>
    </style:style>
    <style:style style:name="P3" style:family="paragraph" style:parent-style-name="Text_20_body">
      <style:text-properties officeooo:rsid="00f3d7e8" officeooo:paragraph-rsid="010a6879"/>
    </style:style>
    <style:style style:name="P4" style:family="paragraph" style:parent-style-name="Heading_20_2">
      <style:text-properties officeooo:rsid="0109ac16" officeooo:paragraph-rsid="009cfa3e"/>
    </style:style>
    <style:style style:name="T1" style:family="text">
      <style:text-properties fo:font-size="7pt" officeooo:rsid="00758099" style:font-size-asian="7pt" style:font-size-complex="7pt"/>
    </style:style>
    <style:style style:name="T2" style:family="text">
      <style:text-properties fo:font-size="7pt" officeooo:rsid="010987d1" style:font-size-asian="7pt" style:font-size-complex="7pt"/>
    </style:style>
    <style:style style:name="T3" style:family="text">
      <style:text-properties officeooo:rsid="010a6879"/>
    </style:style>
    <style:style style:name="T4" style:family="text">
      <style:text-properties officeooo:rsid="010cac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Set up and test development environment</text:h>
      <text:p text:style-name="P1"><text:span text:style-name="T2">200329</text:span><text:span text:style-name="T1">, <text:s/></text:span><text:span text:style-name="T2">19</text:span><text:span text:style-name="T1">.</text:span><text:span text:style-name="T2">3</text:span><text:span text:style-name="T1">.20</text:span><text:span text:style-name="T2">20</text:span><text:span text:style-name="T1">/pekka</text:span></text:p>
      <text:p text:style-name="P2"><text:span text:style-name="T4">Before even starting with IOCOM, etc: To keep things simple, test development environment and hardware with platform tools you are planning to use. <text:s/>These are usually well documented and have good examples.</text:span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9T15:56:23.068391578</dc:date>
    <meta:editing-duration>P2DT4H19M27S</meta:editing-duration>
    <meta:editing-cycles>225</meta:editing-cycles>
    <meta:generator>LibreOffice/6.2.4.2$Linux_X86_64 LibreOffice_project/20$Build-2</meta:generator>
    <meta:document-statistic meta:table-count="0" meta:image-count="0" meta:object-count="0" meta:page-count="1" meta:paragraph-count="3" meta:word-count="40" meta:character-count="269" meta:non-whitespace-character-count="230"/>
  </office:meta>
</office:document-meta>
</file>